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Βασικό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3" style:parent-style-name="Βασικό" style:family="paragraph">
      <style:paragraph-properties fo:text-align="center"/>
    </style:style>
    <style:style style:name="T4" style:parent-style-name="Προεπιλεγμένηγραμματοσειρά" style:family="text">
      <style:text-properties fo:language="en" fo:country="US"/>
    </style:style>
    <style:style style:name="T5" style:parent-style-name="Προεπιλεγμένηγραμματοσειρά" style:family="text">
      <style:text-properties fo:language="en" fo:country="US"/>
    </style:style>
    <style:style style:name="T6" style:parent-style-name="Προεπιλεγμένηγραμματοσειρά" style:family="text">
      <style:text-properties fo:language="en" fo:country="US"/>
    </style:style>
    <style:style style:name="T7" style:parent-style-name="Προεπιλεγμένηγραμματοσειρά" style:family="text">
      <style:text-properties fo:language="en" fo:country="US"/>
    </style:style>
    <style:style style:name="T8" style:parent-style-name="Προεπιλεγμένηγραμματοσειρά" style:family="text">
      <style:text-properties fo:language="en" fo:country="US"/>
    </style:style>
    <style:style style:name="T9" style:parent-style-name="Προεπιλεγμένηγραμματοσειρά" style:family="text">
      <style:text-properties fo:language="en" fo:country="US"/>
    </style:style>
    <style:style style:name="P10" style:parent-style-name="Βασικό" style:family="paragraph">
      <style:paragraph-properties fo:text-align="center"/>
    </style:style>
    <style:style style:name="T11" style:parent-style-name="Προεπιλεγμένηγραμματοσειρά" style:family="text">
      <style:text-properties fo:language="en" fo:country="US"/>
    </style:style>
    <style:style style:name="T12" style:parent-style-name="Προεπιλεγμένηγραμματοσειρά" style:family="text">
      <style:text-properties fo:language="en" fo:country="US"/>
    </style:style>
    <style:style style:name="P13" style:parent-style-name="Βασικό" style:family="paragraph">
      <style:paragraph-properties fo:text-align="center"/>
    </style:style>
    <style:style style:name="P14" style:parent-style-name="Βασικό" style:family="paragraph">
      <style:paragraph-properties fo:text-align="center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Εικόνες από την κατασκευή του Αυτόνομου Ρομποτικού Βραχίονα <text:s text:c="59"/></text:p>
      <text:p text:style-name="P2"/>
      <text:p text:style-name="P3"><draw:frame draw:style-name="a0" draw:name="Εικόνα 6" text:anchor-type="as-char" svg:x="0in" svg:y="0in" svg:width="2.59391in" svg:height="2.08346in" style:rel-width="scale" style:rel-height="scale"><draw:image xlink:href="media/image1.jpeg" xlink:type="simple" xlink:show="embed" xlink:actuate="onLoad"/><svg:title/><svg:desc/></draw:frame><text:span text:style-name="T4"><text:s/></text:span><text:span text:style-name="T5"><draw:frame draw:style-name="a1" draw:name="Εικόνα 7" text:anchor-type="as-char" svg:x="0in" svg:y="0in" svg:width="1.63619in" svg:height="2.01136in" style:rel-width="scale" style:rel-height="scale"><draw:image xlink:href="media/image2.jpeg" xlink:type="simple" xlink:show="embed" xlink:actuate="onLoad"/><svg:title/><svg:desc/></draw:frame></text:span><text:span text:style-name="T6"><text:s/></text:span><text:span text:style-name="T7"><draw:frame draw:style-name="a2" draw:name="Εικόνα 8" text:anchor-type="as-char" svg:x="0in" svg:y="0in" svg:width="1.42803in" svg:height="1.99799in" style:rel-width="scale" style:rel-height="scale"><draw:image xlink:href="media/image3.jpeg" xlink:type="simple" xlink:show="embed" xlink:actuate="onLoad"/><svg:title/><svg:desc/></draw:frame></text:span><text:span text:style-name="T8"><text:s/></text:span><draw:frame draw:style-name="a3" draw:name="Εικόνα 7" text:anchor-type="as-char" svg:x="0in" svg:y="0in" svg:width="1.42798in" svg:height="2.00902in" style:rel-width="scale" style:rel-height="scale"><draw:image xlink:href="media/image4.jpeg" xlink:type="simple" xlink:show="embed" xlink:actuate="onLoad"/><svg:title/><svg:desc/></draw:frame><text:span text:style-name="T9"><text:s/></text:span><draw:frame draw:style-name="a4" draw:name="Εικόνα 1" text:anchor-type="as-char" svg:x="0in" svg:y="0in" svg:width="2.31287in" svg:height="1.95865in" style:rel-width="scale" style:rel-height="scale"><draw:image xlink:href="media/image5.jpeg" xlink:type="simple" xlink:show="embed" xlink:actuate="onLoad"/><svg:title/><svg:desc/></draw:frame></text:p>
      <text:p text:style-name="P10"><text:span text:style-name="T11"><draw:frame draw:style-name="a5" draw:name="Εικόνα 9" text:anchor-type="as-char" svg:x="0in" svg:y="0in" svg:width="2.45134in" svg:height="1.83865in" style:rel-width="scale" style:rel-height="scale"><draw:image xlink:href="media/image6.jpeg" xlink:type="simple" xlink:show="embed" xlink:actuate="onLoad"/><svg:title/><svg:desc/></draw:frame></text:span><text:span text:style-name="T12"><draw:frame draw:style-name="a6" draw:name="Εικόνα 10" text:anchor-type="as-char" svg:x="0in" svg:y="0in" svg:width="2.46683in" svg:height="1.85027in" style:rel-width="scale" style:rel-height="scale"><draw:image xlink:href="media/image7.jpeg" xlink:type="simple" xlink:show="embed" xlink:actuate="onLoad"/><svg:title/><svg:desc/></draw:frame></text:span></text:p>
      <text:p text:style-name="P13"/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Κείμενοπλαισίου" style:display-name="Κείμενο πλαισίου" style:family="paragraph" style:parent-style-name="Βασικό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ΚείμενοπλαισίουChar" style:display-name="Κείμενο πλαισίου Char" style:family="text" style:parent-style-name="Προεπιλεγμένηγραμματοσειρά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.25in" fo:margin-left="1in" fo:margin-bottom="1.2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Γιωργος Κατσιμπαλης</meta:initial-creator>
    <dc:creator> </dc:creator>
    <meta:creation-date>2019-04-06T04:44:00Z</meta:creation-date>
    <dc:date>2019-04-08T18:47:00Z</dc:date>
    <meta:template xlink:href="Normal" xlink:type="simple"/>
    <meta:editing-cycles>9</meta:editing-cycles>
    <meta:editing-duration>PT4080S</meta:editing-duration>
    <meta:document-statistic meta:page-count="1" meta:paragraph-count="1" meta:word-count="21" meta:character-count="135" meta:row-count="1" meta:non-whitespace-character-count="115"/>
  </office:meta>
</office:document-meta>
</file>